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officeooo:rsid="001ebfd4" officeooo:paragraph-rsid="001ebfd4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1f0a42" officeooo:paragraph-rsid="001f0a42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officeooo:rsid="001f0a42" officeooo:paragraph-rsid="0022ead8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paragraph-rsid="0022ead8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Preformatted_20_Text">
      <style:text-properties fo:color="#3465a4" loext:opacity="100%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Preformatted_20_Text">
      <style:text-properties fo:color="#3465a4" loext:opacity="100%" fo:language="zxx" fo:country="none" style:language-asian="zxx" style:country-asian="none" style:language-complex="zxx" style:country-complex="none"/>
    </style:style>
    <style:style style:name="P9" style:family="paragraph" style:parent-style-name="Preformatted_20_Text" style:list-style-name="L1">
      <style:text-properties fo:color="#3465a4" loext:opacity="100%" fo:language="zxx" fo:country="none" style:language-asian="zxx" style:country-asian="none" style:language-complex="zxx" style:country-complex="none"/>
    </style:style>
    <style:style style:name="P10" style:family="paragraph" style:parent-style-name="Preformatted_20_Text" style:list-style-name="L2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Preformatted_20_Text" style:list-style-name="L3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Preformatted_20_Text" style:list-style-name="L4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Preformatted_20_Text" style:list-style-name="L5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Preformatted_20_Text" style:list-style-name="L6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Preformatted_20_Text" style:list-style-name="L7">
      <style:text-properties fo:language="zxx" fo:country="none" fo:font-weight="bold" officeooo:rsid="001f0a42" officeooo:paragraph-rsid="001f0a42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1ebfd4"/>
    </style:style>
    <style:style style:name="T2" style:family="text">
      <style:text-properties officeooo:rsid="001f0a42"/>
    </style:style>
    <style:style style:name="T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f0a42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fe873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1208f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2ead8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a39a8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2c002c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c775d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d4826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e14c9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fe873"/>
    </style:style>
    <style:style style:name="T16" style:family="text">
      <style:text-properties officeooo:rsid="0022ea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span text:style-name="T1">declaraties</text:span></text:p>
      <text:p text:style-name="P1">BIT: "0" / "1"</text:p>
      <text:p text:style-name="P1"/>
      <text:p text:style-name="P2">// combinatie/ concatenation</text:p>
      <text:p text:style-name="P1">BYTE: "B" BIT BIT BIT BIT BIT BIT BIT BIT</text:p>
      <text:p text:style-name="P1"/>
      <text:p text:style-name="P1">// <text:span text:style-name="T1">repitition</text:span></text:p>
      <text:p text:style-name="P1">BYTE: "B" 8BIT</text:p>
      <text:p text:style-name="P1"/>
      <text:p text:style-name="P1">// <text:span text:style-name="T1">binary number</text:span></text:p>
      <text:p text:style-name="P1">BINNUMBER: 1*BIT</text:p>
      <text:p text:style-name="P1"/>
      <text:p text:style-name="P1">// <text:span text:style-name="T1">optional sequence</text:span></text:p>
      <text:p text:style-name="P1">BYTE: ["B"] 8BIT</text:p>
      <text:p text:style-name="P1"/>
      <text:p text:style-name="P1">// <text:span text:style-name="T1">commentaar </text:span><text:span text:style-name="T2">toevoegen</text:span></text:p>
      <text:p text:style-name="P1">; een byte is een reeks van 8 bits</text:p>
      <text:p text:style-name="P1">BYTE: 8BIT</text:p>
      <text:p text:style-name="P1"/>
      <text:p text:style-name="P1"/>
      <text:p text:style-name="P6">Opdracht <text:span text:style-name="T16">2.1.2.3. </text:span>Monkey Island </text:p>
      <text:p text:style-name="P1"/>
      <text:p text:style-name="P8"><text:span text:style-name="T2">G</text:span>ebaseerd op mijn favoriete spel van vroeger, Monkey Island (‘Mon-</text:p>
      <text:p text:style-name="P8">key Island (series)’ z.d.), wordt het spel bestuurd door instructies in te typen,bijvoorbeeld:</text:p>
      <text:p text:style-name="P8"/>
      <text:list xml:id="list1063662353" text:style-name="L1">
        <text:list-item>
          <text:p text:style-name="P9">pickup stone</text:p>
        </text:list-item>
        <text:list-item>
          <text:p text:style-name="P9">goto bar</text:p>
        </text:list-item>
        <text:list-item>
          <text:p text:style-name="P9">look-at sword</text:p>
        </text:list-item>
        <text:list-item>
          <text:p text:style-name="P9">look-at map with glass</text:p>
        </text:list-item>
        <text:list-item>
          <text:p text:style-name="P9">put map into bag</text:p>
        </text:list-item>
        <text:list-item>
          <text:p text:style-name="P9">give bag to friend</text:p>
        </text:list-item>
        <text:list-item>
          <text:p text:style-name="P9">look-at bar with stone</text:p>
        </text:list-item>
      </text:list>
      <text:p text:style-name="P8"/>
      <text:p text:style-name="P8">En object is dan iets als sword, stone, map, bag, en person is dan iets als pirate <text:span text:style-name="T2">of </text:span>friend.</text:p>
      <text:p text:style-name="P1"/>
      <text:p text:style-name="P7">Schrijf een Backus-Naur grammatica voor command op basis waarvan gecontro-</text:p>
      <text:p text:style-name="P7">leerd kan worden of een commando geldig is (los van de vraag of een stone wel</text:p>
      <text:p text:style-name="P7">in een sword gestopt kan worden).</text:p>
      <text:p text:style-name="P1"/>
      <text:p text:style-name="P1">SP = " " [*SP]</text:p>
      <text:p text:style-name="P1">ENTER = "\r\n" | SP "\r\n"</text:p>
      <text:p text:style-name="P1">command = pickup_command / goto_command / lookat_command /</text:p>
      <text:p text:style-name="P1">put_command / give_command</text:p>
      <text:p text:style-name="P1"/>
      <text:list xml:id="list2031301528" text:style-name="L2">
        <text:list-item>
          <text:p text:style-name="P10">Person</text:p>
        </text:list-item>
      </text:list>
      <text:p text:style-name="P3"><text:tab/>person = <text:span text:style-name="T3">"friend" / "pirate"</text:span></text:p>
      <text:p text:style-name="P3"/>
      <text:list xml:id="list150304086530826" text:continue-numbering="true" text:style-name="L2">
        <text:list-item>
          <text:p text:style-name="P10">Object</text:p>
        </text:list-item>
      </text:list>
      <text:p text:style-name="P6"><text:tab/><text:span text:style-name="T14">object = </text:span><text:span text:style-name="T13">"sword" / "stone" / "map" / "bag" / "glass"</text:span></text:p>
      <text:p text:style-name="P6"/>
      <text:list xml:id="list150304551666284" text:continue-numbering="true" text:style-name="L2">
        <text:list-item>
          <text:p text:style-name="P10">Location</text:p>
        </text:list-item>
      </text:list>
      <text:p text:style-name="P3"><text:tab/>location = <text:span text:style-name="T3">"bar"</text:span></text:p>
      <text:p text:style-name="P1"/>
      <text:list xml:id="list1431298350" text:style-name="L3">
        <text:list-item>
          <text:p text:style-name="P11">Pickup</text:p>
        </text:list-item>
      </text:list>
      <text:p text:style-name="P1"><text:tab/><text:span text:style-name="T2">pickup_command = </text:span><text:span text:style-name="T4">"pickup " </text:span><text:span text:style-name="T7">LWSP </text:span><text:span text:style-name="T4">object </text:span><text:span text:style-name="T8">ENTER</text:span></text:p>
      <text:p text:style-name="P1"/>
      <text:list xml:id="list3506833906" text:style-name="L4">
        <text:list-item>
          <text:p text:style-name="P12">Goto</text:p>
        </text:list-item>
      </text:list>
      <text:p text:style-name="P4"><text:tab/>goto_command = <text:span text:style-name="T3">"goto " </text:span><text:span text:style-name="T7">LWSP </text:span><text:span text:style-name="T3">location </text:span><text:span text:style-name="T8">ENTER</text:span></text:p>
      <text:p text:style-name="P3"/>
      <text:list xml:id="list625055873" text:style-name="L5">
        <text:list-item>
          <text:p text:style-name="P13">LookAt</text:p>
        </text:list-item>
      </text:list>
      <text:p text:style-name="P4"><text:tab/>lookat_command = <text:span text:style-name="T3">"look-at " </text:span><text:span text:style-name="T7">LWSP </text:span><text:span text:style-name="T12">(</text:span><text:span text:style-name="T3">object</text:span><text:span text:style-name="T9"> / </text:span><text:span text:style-name="T12">place)</text:span><text:span text:style-name="T11">[</text:span><text:span text:style-name="T3">" with " </text:span><text:span text:style-name="T7">LWSP</text:span><text:span text:style-name="T3"> object</text:span><text:span text:style-name="T11">]</text:span><text:span text:style-name="T3"> </text:span><text:span text:style-name="T8">ENTER</text:span></text:p>
      <text:p text:style-name="P3"><text:soft-page-break/></text:p>
      <text:list xml:id="list244099057" text:style-name="L6">
        <text:list-item>
          <text:p text:style-name="P14">Put</text:p>
        </text:list-item>
      </text:list>
      <text:p text:style-name="P4"><text:tab/><text:span text:style-name="T15">put_command = </text:span><text:span text:style-name="T5">"put " </text:span><text:span text:style-name="T7">LWSP </text:span><text:span text:style-name="T5">object </text:span><text:span text:style-name="T10">LWSP </text:span><text:span text:style-name="T5">" into " </text:span><text:span text:style-name="T7">LWSP </text:span><text:span text:style-name="T5">object </text:span><text:span text:style-name="T8">ENTER</text:span></text:p>
      <text:p text:style-name="P3"/>
      <text:list xml:id="list550450501" text:style-name="L7">
        <text:list-item>
          <text:p text:style-name="P15">Give</text:p>
        </text:list-item>
      </text:list>
      <text:p text:style-name="P5"><text:tab/><text:span text:style-name="T15">give_command = </text:span><text:span text:style-name="T5">"give " </text:span><text:span text:style-name="T7">LWSP </text:span><text:span text:style-name="T5">object </text:span><text:span text:style-name="T9">LWSP </text:span><text:span text:style-name="T5">" to " </text:span><text:span text:style-name="T7">LWSP </text:span><text:span text:style-name="T6">person </text:span><text:span text:style-name="T8">ENTER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15:03:01.931996771</dc:date>
    <meta:editing-duration>PT38M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66" meta:character-count="1416" meta:non-whitespace-character-count="1203"/>
  </office:meta>
</office:document-meta>
</file>